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WWNum5">
      <style:text-properties fo:font-weight="bold" style:font-weight-asian="bold" style:font-weight-complex="bold"/>
    </style:style>
    <style:style style:name="P4" style:family="paragraph" style:parent-style-name="Standard" style:list-style-name="WWNum5"/>
    <style:style style:name="P5" style:family="paragraph" style:parent-style-name="Standard" style:list-style-name="WWNum6"/>
    <style:style style:name="P6" style:family="paragraph" style:parent-style-name="Standard" style:list-style-name="WWNum6">
      <style:paragraph-properties fo:margin-left="0cm" fo:margin-right="0cm" fo:margin-top="0cm" fo:margin-bottom="0.282cm" fo:line-height="115%" fo:text-align="start" style:justify-single-word="false" fo:text-indent="0cm" style:auto-text-indent="false" style:text-autospace="none" style:writing-mode="lr-tb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.282cm" fo:line-height="115%" fo:text-align="start" style:justify-single-word="false" fo:text-indent="0cm" style:auto-text-indent="false" style:text-autospace="none" style:writing-mode="lr-tb">
        <style:tab-stops>
          <style:tab-stop style:position="1.27cm"/>
        </style:tab-stops>
      </style:paragraph-properties>
    </style:style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.282cm" fo:line-height="115%" fo:text-align="start" style:justify-single-word="false" fo:text-indent="0cm" style:auto-text-indent="false" style:text-autospace="none" style:writing-mode="lr-tb">
        <style:tab-stops>
          <style:tab-stop style:position="1.27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6666ff"/>
    </style:style>
    <style:style style:name="T4" style:family="text">
      <style:text-properties fo:color="#6666ff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Prácticos para Aplicar el Patrón MVC</text:p>
      <text:list xml:id="list7266075149045346380" text:style-name="WWNum5">
        <text:list-item>
          <text:p text:style-name="P3">Ejercicio de Identificación de Componentes MVC</text:p>
        </text:list-item>
      </text:list>
      <text:p text:style-name="P1">Escoge cualquier aplicación web sencilla, como un blog, y divide sus funcionalidades en Modelo, Vista y Controlador. Especifica qué clase o archivo se corresponde con cada parte.</text:p>
      <text:p text:style-name="P1"/>
      <text:p text:style-name="P1"/>
      <text:p text:style-name="P1"><text:tab/><text:tab/><text:tab/><text:tab/>BLOG</text:p>
      <text:p text:style-name="P1"/>
      <text:p text:style-name="P1">Estructura aproximada MVC y sus respectivos archivos</text:p>
      <text:p text:style-name="P1"/>
      <text:p text:style-name="P1">/blog</text:p>
      <text:p text:style-name="P1">│</text:p>
      <text:p text:style-name="P1">├── /controllers</text:p>
      <text:p text:style-name="P1">│ <text:s text:c="2"/>├── postController.js <text:s text:c="7"/></text:p>
      <text:p text:style-name="P1">│ <text:s text:c="2"/>└── userController.js <text:s text:c="7"/></text:p>
      <text:p text:style-name="P1">│</text:p>
      <text:p text:style-name="P1">├── /models</text:p>
      <text:p text:style-name="P1">│ <text:s text:c="2"/>├── postModel.js <text:s text:c="12"/></text:p>
      <text:p text:style-name="P1">│ <text:s text:c="2"/>└── userModel.js <text:s text:c="12"/></text:p>
      <text:p text:style-name="P1">│</text:p>
      <text:p text:style-name="P1">├── /views</text:p>
      <text:p text:style-name="P1">│ <text:s text:c="2"/>├── index.ejs <text:s text:c="14"/></text:p>
      <text:p text:style-name="P1">│ <text:s text:c="2"/>├── post.ejs <text:s text:c="16"/></text:p>
      <text:p text:style-name="P1">│ <text:s text:c="2"/>└── createPost.ejs <text:s text:c="10"/></text:p>
      <text:p text:style-name="P1">│</text:p>
      <text:p text:style-name="P1">├── /public</text:p>
      <text:p text:style-name="P1">│ <text:s text:c="2"/>├── /css</text:p>
      <text:p text:style-name="P1">│ <text:s text:c="2"/>├── /js</text:p>
      <text:p text:style-name="P1">│ <text:s text:c="2"/>└── /images</text:p>
      <text:p text:style-name="P1">│</text:p>
      <text:p text:style-name="P1">└── server.js <text:s text:c="1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33339182" text:continue-numbering="true" text:style-name="WWNum5">
        <text:list-item>
          <text:p text:style-name="P4"><text:span text:style-name="T1">Ejercicio de Desarrollo en MVC</text:span>:</text:p>
        </text:list-item>
      </text:list>
      <text:p text:style-name="Standard"><text:s text:c="10"/>Crea una aplicación en la que el usuario pueda ver una lista de tareas y añadir nuevas tareas.</text:p>
      <text:list xml:id="list33332859" text:continue-numbering="true" text:style-name="WWNum5">
        <text:list-item>
          <text:list>
            <text:list-item>
              <text:p text:style-name="P4"><text:span text:style-name="T1">Pasos</text:span>:</text:p>
              <text:list>
                <text:list-item>
                  <text:p text:style-name="P4"><text:span text:style-name="T1">Modelo</text:span>: Crea una clase Tarea que tenga propiedades como id, título y completada.</text:p>
                </text:list-item>
                <text:list-item>
                  <text:p text:style-name="P4"><text:span text:style-name="T1">Vista</text:span>: Define una interfaz donde se muestren las tareas y un formulario para agregar una nueva.</text:p>
                </text:list-item>
                <text:list-item>
                  <text:p text:style-name="P4"><text:span text:style-name="T1">Controlador</text:span>: Implementa las funciones para añadir tareas, marcar tareas como completadas y actualizar la vista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<text:span text:style-name="Strong_20_Emphasis"><text:span text:style-name="T4">Modelo (</text:span></text:span><text:span text:style-name="Strong_20_Emphasis"><text:span text:style-name="Source_20_Text"><text:span text:style-name="T4">taskModel.js</text:span></text:span></text:span><text:span text:style-name="Strong_20_Emphasis"><text:span text:style-name="T4">)</text:span></text:span></text:p>
      <text:p text:style-name="Standard"/>
      <text:p text:style-name="Standard">class Tarea {</text:p>
      <text:p text:style-name="Standard"><text:s text:c="4"/>constructor(id, titulo) {</text:p>
      <text:p text:style-name="Standard"><text:s text:c="8"/>this.id = id;</text:p>
      <text:p text:style-name="Standard"><text:s text:c="8"/>this.titulo = titulo;</text:p>
      <text:p text:style-name="Standard"><text:s text:c="8"/>this.completada = false;</text:p>
      <text:p text:style-name="Standard"><text:s text:c="4"/>}</text:p>
      <text:p text:style-name="Standard">}</text:p>
      <text:p text:style-name="Standard"/>
      <text:p text:style-name="Standard">module.exports = Tarea;</text:p>
      <text:p text:style-name="Standard"/>
      <text:p text:style-name="Standard"><text:span text:style-name="T3">Vista (</text:span><text:span text:style-name="Source_20_Text"><text:span text:style-name="T3">index.html</text:span></text:span><text:span text:style-name="T3">) </text:span></text:p>
      <text:p text:style-name="Standard"/>
      <text:p text:style-name="Standard">&lt;html lang="en"&gt;</text:p>
      <text:p text:style-name="Standard">&lt;head&gt;</text:p>
      <text:p text:style-name="Standard"><text:s text:c="4"/>&lt;title&gt;Lista de Tareas&lt;/title&gt;</text:p>
      <text:p text:style-name="Standard"><text:s text:c="4"/>&lt;link rel="stylesheet" href="/public/css/styles.css"&gt;</text:p>
      <text:p text:style-name="Standard">&lt;/head&gt;</text:p>
      <text:p text:style-name="Standard">&lt;body&gt;</text:p>
      <text:p text:style-name="Standard"><text:s text:c="4"/>&lt;h1&gt;Mis Tareas&lt;/h1&gt;</text:p>
      <text:p text:style-name="Standard"><text:s text:c="4"/>&lt;ul id="task-list"&gt;&lt;/ul&gt;</text:p>
      <text:p text:style-name="Standard"><text:s text:c="4"/>&lt;input type="text" id="task-input" placeholder="Nueva tarea"&gt;</text:p>
      <text:p text:style-name="Standard"><text:s text:c="4"/>&lt;button onclick="addTask()"&gt;Añadir Tarea&lt;/button&gt;</text:p>
      <text:p text:style-name="Standard"><text:s text:c="4"/>&lt;script src="/public/js/app.js"&gt;&lt;/script&gt;</text:p>
      <text:p text:style-name="Standard">&lt;/body&gt;</text:p>
      <text:p text:style-name="Standard">&lt;/html&gt;</text:p>
      <text:p text:style-name="Standard"/>
      <text:p text:style-name="Standard"><text:span text:style-name="T3">Controlador (</text:span><text:span text:style-name="Source_20_Text"><text:span text:style-name="T3">taskController.js</text:span></text:span><text:span text:style-name="T3">)</text:span></text:p>
      <text:p text:style-name="Standard"/>
      <text:p text:style-name="Standard">const Tarea = require('../models/taskModel');</text:p>
      <text:p text:style-name="Standard"/>
      <text:p text:style-name="Standard">const taskController = {</text:p>
      <text:p text:style-name="Standard"><text:s text:c="4"/>tareas: [],</text:p>
      <text:p text:style-name="Standard"><text:s text:c="4"/></text:p>
      <text:p text:style-name="Standard"><text:s text:c="4"/>addTask: (titulo) =&gt; {</text:p>
      <text:p text:style-name="Standard"><text:s text:c="8"/>const nuevaTarea = new Tarea(taskController.tareas.length + 1, titulo);</text:p>
      <text:p text:style-name="Standard"><text:s text:c="8"/>taskController.tareas.push(nuevaTarea);</text:p>
      <text:p text:style-name="Standard"><text:s text:c="4"/>},</text:p>
      <text:p text:style-name="Standard"><text:s text:c="4"/></text:p>
      <text:p text:style-name="Standard"><text:soft-page-break/><text:s text:c="4"/>markTaskCompleted: (id) =&gt; {</text:p>
      <text:p text:style-name="Standard"><text:s text:c="8"/>const tarea = taskController.tareas.find(t =&gt; t.id === id);</text:p>
      <text:p text:style-name="Standard"><text:s text:c="8"/>if (tarea) tarea.completada = true;</text:p>
      <text:p text:style-name="Standard"><text:s text:c="4"/>},</text:p>
      <text:p text:style-name="Standard"><text:s text:c="4"/></text:p>
      <text:p text:style-name="Standard"><text:s text:c="4"/>getAllTasks: () =&gt; {</text:p>
      <text:p text:style-name="Standard"><text:s text:c="8"/>return taskController.tareas;</text:p>
      <text:p text:style-name="Standard"><text:s text:c="4"/>}</text:p>
      <text:p text:style-name="Standard">};</text:p>
      <text:p text:style-name="Standard"/>
      <text:p text:style-name="Standard">module.exports = taskController;</text:p>
      <text:p text:style-name="Standard"/>
      <text:p text:style-name="Standard"/>
      <text:p text:style-name="Standard"/>
      <text:list xml:id="list33350909" text:continue-numbering="true" text:style-name="WWNum5">
        <text:list-item>
          <text:p text:style-name="P3">Ejercicio de Refactorización a MVC</text:p>
        </text:list-item>
      </text:list>
      <text:p text:style-name="Standard"><text:span text:style-name="T1"><text:s text:c="14"/></text:span>Escoge una aplicación existente que no esté estructurada en MVC y refactórala para implementar el patrón MVC.</text:p>
      <text:list xml:id="list33350514" text:continue-numbering="true" text:style-name="WWNum5">
        <text:list-item>
          <text:list>
            <text:list-item>
              <text:p text:style-name="P4"><text:span text:style-name="T1">Paso a Paso</text:span>:</text:p>
            </text:list-item>
          </text:list>
        </text:list-item>
      </text:list>
      <text:list xml:id="list3515180112126350929" text:style-name="WWNum6">
        <text:list-item>
          <text:list>
            <text:list-item>
              <text:list>
                <text:list-item>
                  <text:p text:style-name="P5">Identifica el Modelo y organiza las clases que manejen los datos.</text:p>
                </text:list-item>
                <text:list-item>
                  <text:p text:style-name="P5">Define la Vista para la interfaz de usuario.</text:p>
                </text:list-item>
                <text:list-item>
                  <text:p text:style-name="P6">Crea el Controlador para manejar la lógica de interacción.</text:p>
                </text:list-item>
              </text:list>
            </text:list-item>
          </text:list>
        </text:list-item>
      </text:list>
      <text:p text:style-name="P7"/>
      <text:p text:style-name="P7">Refactorizando una aplicación de <text:span text:style-name="Strong_20_Emphasis">calculo de gastos</text:span>. </text:p>
      <text:p text:style-name="P9"><text:span text:style-name="Strong_20_Emphasis">Modelo (</text:span><text:span text:style-name="Strong_20_Emphasis"><text:span text:style-name="Source_20_Text">expenseModel.js</text:span></text:span><text:span text:style-name="Strong_20_Emphasis">)</text:span>: <text:span text:style-name="T2">Crear una clase </text:span><text:span text:style-name="Source_20_Text"><text:span text:style-name="T2">gasto</text:span></text:span><text:span text:style-name="T2"> que almacene los detalles de cada gasto.</text:span></text:p>
      <text:p text:style-name="P9"><text:span text:style-name="Strong_20_Emphasis">Vista (</text:span><text:span text:style-name="Strong_20_Emphasis"><text:span text:style-name="Source_20_Text">index.html</text:span></text:span><text:span text:style-name="Strong_20_Emphasis">)</text:span>: Crear una interfaz html que muestre los gastos y permita al usuario agregar nuevos gastos.</text:p>
      <text:p text:style-name="P9"><text:span text:style-name="Strong_20_Emphasis">Controlador (</text:span><text:span text:style-name="Strong_20_Emphasis"><text:span text:style-name="Source_20_Text">expenseController.js</text:span></text:span><text:span text:style-name="Strong_20_Emphasis">)</text:span>: Crear un controlador que maneje la lógica para añadir nuevos gastos y calcular el total. 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0pt" style:font-size-asian="20pt" style:font-size-complex="20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18pt" style:font-size-asian="18pt" style:font-size-complex="18pt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  <style:text-properties fo:font-size="20pt" style:font-size-asian="20pt" style:font-size-complex="20pt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redeterminado_20_1_7e_LT_7e_Gliederung_20_1" style:display-name="Predeterminado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/>
    <style:style style:name="Predeterminado_20_1_7e_LT_7e_Gliederung_20_7" style:display-name="Predeterminado 1~LT~Gliederung 7" style:family="paragraph" style:parent-style-name="Predeterminado_20_1_7e_LT_7e_Gliederung_20_6"/>
    <style:style style:name="Predeterminado_20_1_7e_LT_7e_Gliederung_20_8" style:display-name="Predeterminado 1~LT~Gliederung 8" style:family="paragraph" style:parent-style-name="Predeterminado_20_1_7e_LT_7e_Gliederung_20_7"/>
    <style:style style:name="Predeterminado_20_1_7e_LT_7e_Gliederung_20_9" style:display-name="Predeterminado 1~LT~Gliederung 9" style:family="paragraph" style:parent-style-name="Predeterminado_20_1_7e_LT_7e_Gliederung_20_8"/>
    <style:style style:name="Predeterminado_20_1_7e_LT_7e_Titel" style:display-name="Predeterminado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redeterminado_20_2_7e_LT_7e_Gliederung_20_1" style:display-name="Predeterminado 2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2_7e_LT_7e_Gliederung_20_2" style:display-name="Predeterminado 2~LT~Gliederung 2" style:family="paragraph" style:parent-style-name="Predeterminado_20_2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2_7e_LT_7e_Gliederung_20_3" style:display-name="Predeterminado 2~LT~Gliederung 3" style:family="paragraph" style:parent-style-name="Predeterminado_20_2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2_7e_LT_7e_Gliederung_20_4" style:display-name="Predeterminado 2~LT~Gliederung 4" style:family="paragraph" style:parent-style-name="Predeterminado_20_2_7e_LT_7e_Gliederung_20_3">
      <style:paragraph-properties fo:margin-top="0cm" fo:margin-bottom="0.199cm"/>
    </style:style>
    <style:style style:name="Predeterminado_20_2_7e_LT_7e_Gliederung_20_5" style:display-name="Predeterminado 2~LT~Gliederung 5" style:family="paragraph" style:parent-style-name="Predeterminado_20_2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2_7e_LT_7e_Gliederung_20_6" style:display-name="Predeterminado 2~LT~Gliederung 6" style:family="paragraph" style:parent-style-name="Predeterminado_20_2_7e_LT_7e_Gliederung_20_5"/>
    <style:style style:name="Predeterminado_20_2_7e_LT_7e_Gliederung_20_7" style:display-name="Predeterminado 2~LT~Gliederung 7" style:family="paragraph" style:parent-style-name="Predeterminado_20_2_7e_LT_7e_Gliederung_20_6"/>
    <style:style style:name="Predeterminado_20_2_7e_LT_7e_Gliederung_20_8" style:display-name="Predeterminado 2~LT~Gliederung 8" style:family="paragraph" style:parent-style-name="Predeterminado_20_2_7e_LT_7e_Gliederung_20_7"/>
    <style:style style:name="Predeterminado_20_2_7e_LT_7e_Gliederung_20_9" style:display-name="Predeterminado 2~LT~Gliederung 9" style:family="paragraph" style:parent-style-name="Predeterminado_20_2_7e_LT_7e_Gliederung_20_8"/>
    <style:style style:name="Predeterminado_20_2_7e_LT_7e_Titel" style:display-name="Predeterminado 2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2_7e_LT_7e_Untertitel" style:display-name="Predeterminado 2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2_7e_LT_7e_Notizen" style:display-name="Predeterminado 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2_7e_LT_7e_Hintergrundobjekte" style:display-name="Predeterminado 2~LT~Hintergrundobjekte" style:family="paragraph">
      <style:paragraph-properties style:text-autospace="none"/>
      <style:text-properties style:letter-kerning="true"/>
    </style:style>
    <style:style style:name="Predeterminado_20_2_7e_LT_7e_Hintergrund" style:display-name="Predeterminado 2~LT~Hintergrund" style:family="paragraph">
      <style:paragraph-properties style:text-autospace="none"/>
      <style:text-properties style:letter-kerning="true"/>
    </style:style>
    <style:style style:name="WW-Título1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0M50S</meta:editing-duration>
    <meta:editing-cycles>19</meta:editing-cycles>
    <meta:generator>OpenOffice/4.1.15$Win32 OpenOffice.org_project/4115m2$Build-9813</meta:generator>
    <dc:date>2024-11-13T13:08:09.41</dc:date>
    <meta:document-statistic meta:table-count="0" meta:image-count="0" meta:object-count="0" meta:page-count="3" meta:paragraph-count="85" meta:word-count="386" meta:character-count="2928"/>
    <meta:user-defined meta:name="Info 1"/>
    <meta:user-defined meta:name="Info 2"/>
    <meta:user-defined meta:name="Info 3"/>
    <meta:user-defined meta:name="Info 4"/>
  </office:meta>
</office:document-meta>
</file>